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37aa" officeooo:paragraph-rsid="000837aa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rsid="000837aa" officeooo:paragraph-rsid="000837aa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0837aa" officeooo:paragraph-rsid="000837aa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0837aa" officeooo:paragraph-rsid="000837aa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08adc0" officeooo:paragraph-rsid="0008adc0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08adc0" officeooo:paragraph-rsid="0008adc0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08adc0" officeooo:paragraph-rsid="0008adc0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rsid="0008cbc3" officeooo:paragraph-rsid="0008cbc3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093b87" officeooo:paragraph-rsid="00093b87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rsid="00093b87" officeooo:paragraph-rsid="00093b87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rsid="000a2f4a" officeooo:paragraph-rsid="000a2f4a"/>
    </style:style>
    <style:style style:name="T1" style:family="text">
      <style:text-properties officeooo:rsid="0008adc0"/>
    </style:style>
    <style:style style:name="T2" style:family="text">
      <style:text-properties officeooo:rsid="0008cbc3"/>
    </style:style>
    <style:style style:name="T3" style:family="text">
      <style:text-properties officeooo:rsid="00093b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ciones</text:p>
      <text:p text:style-name="P2">Disminuir (int, int)</text:p>
      <text:p text:style-name="P2">Adicionar (algo, algo) <text:s text:c="4"/>//int o string</text:p>
      <text:p text:style-name="P2">Multiplicar (int, int)</text:p>
      <text:p text:style-name="P2">Dividir (int, int)</text:p>
      <text:p text:style-name="P2">Invocar<text:span text:style-name="T1">Estudiante</text:span> ()<text:bookmark-start text:name="__DdeLink__2_825121202"/> <text:s text:c="18"/><text:tab/>//<text:span text:style-name="T3">invoca desde la mano</text:span><text:bookmark-end text:name="__DdeLink__2_825121202"/></text:p>
      <text:p text:style-name="P5">InvocarProfesor ()<text:tab/><text:tab/><text:tab/>//<text:span text:style-name="T3">invoca desde la mano</text:span></text:p>
      <text:p text:style-name="P2">Asignat (algo, algo)</text:p>
      <text:p text:style-name="P2">RemoverCarta (Card)</text:p>
      <text:p text:style-name="P9">CreateStudent (nombre)</text:p>
      <text:p text:style-name="P9">CreateProfessor (nombre</text:p>
      <text:p text:style-name="P2"/>
      <text:p text:style-name="P3">Compro<text:span text:style-name="T1">b</text:span>aciones</text:p>
      <text:p text:style-name="P2">PuntosSonMayores ( [] cards, skill ) <text:s text:c="2"/>// <text:span text:style-name="T1">metodo extensor</text:span></text:p>
      <text:p text:style-name="P2">PuntosSonMenores ( [] cards, skill ) <text:s text:c="2"/>// <text:span text:style-name="T1">metodo extensor</text:span></text:p>
      <text:p text:style-name="P2">EsProfesor (Card)</text:p>
      <text:p text:style-name="P2">EsEstudiante (Card)</text:p>
      <text:p text:style-name="P2">EsCartaEspecial (Card)</text:p>
      <text:p text:style-name="P2">FueUsadaEsteTurno (Card)</text:p>
      <text:p text:style-name="P5">EsMayor (int, int)</text:p>
      <text:p text:style-name="P5">EsMenor (int, int)</text:p>
      <text:p text:style-name="P5"/>
      <text:p text:style-name="P7">Propiedades y selectores</text:p>
      <text:p text:style-name="P5">[] <text:span text:style-name="T2">Aliadas</text:span> <text:s text:c="48"/>// se puede indexar</text:p>
      <text:p text:style-name="P5">[] <text:span text:style-name="T2">Enemigas</text:span> <text:s text:c="44"/>// se puede indexar</text:p>
      <text:p text:style-name="P5"><text:span text:style-name="T2">TotalEnemigos</text:span> <text:s text:c="39"/>// es un array pero no se puede indexar</text:p>
      <text:p text:style-name="P5">Total<text:span text:style-name="T2">Aliados</text:span> <text:s text:c="43"/>//<text:span text:style-name="T2">campo del jugador</text:span></text:p>
      <text:p text:style-name="P8">PuntajeMasAlto ([] cards, skill)<text:bookmark-start text:name="__DdeLink__0_825121202"/> <text:s text:c="13"/>//skill puede ser BrainHealth q es la vida de la carta<text:bookmark-end text:name="__DdeLink__0_825121202"/></text:p>
      <text:p text:style-name="P8">PuntajeMasBajo ([] cards, skill) <text:s text:c="13"/>//skill puede ser BrainHealth q es la vida de la carta</text:p>
      <text:p text:style-name="P8">AsignaturaMasDebil ([] cards)</text:p>
      <text:p text:style-name="P8">AsignaturaMasFuerte ([] cards)</text:p>
      <text:p text:style-name="P8">Hand <text:s text:c="55"/>// mano del jugador</text:p>
      <text:p text:style-name="P9">CartaMasFuerte ([] cards, skill)</text:p>
      <text:p text:style-name="P9">CartaMasDebil ([] cards, skill)</text:p>
      <text:p text:style-name="P11">BuscarCarta([] cards, skill, points)</text:p>
      <text:p text:style-name="P11">BuscarCarta([] cards, name)</text:p>
      <text:p text:style-name="P5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08:50:50.179130650</meta:creation-date>
    <dc:date>2023-01-04T16:44:46.843927698</dc:date>
    <meta:editing-duration>PT6H31M24S</meta:editing-duration>
    <meta:editing-cycles>1</meta:editing-cycles>
    <meta:document-statistic meta:table-count="0" meta:image-count="0" meta:object-count="0" meta:page-count="1" meta:paragraph-count="34" meta:word-count="155" meta:character-count="1352" meta:non-whitespace-character-count="947"/>
    <meta:generator>LibreOffice/7.3.2.2$Linux_X86_64 LibreOffice_project/30$Build-2</meta:generator>
  </office:meta>
</office:document-meta>
</file>